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Conjuction</text:p>
          </table:table-cell>
          <table:table-cell table:style-name="ce1"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Sagnol Village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2];&quot;&quot;&quot;, &quot;&quot;id&quot;&quot;: &quot;;[.A2];&quot;, &quot;&quot;conj&quot;&quot;: &quot;&quot;&quot;;[.C2];&quot;&quot;&quot;, },&quot;)" office:value-type="string" office:string-value="{ &quot;name&quot;: &quot;Sagnol Village&quot;, &quot;id&quot;: 0x28, &quot;conj&quot;: &quot;in&quot;, }," calcext:value-type="string">
            <text:p>{ "name": "Sagnol Village", "id": 0x28, "conj": "in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Sagnol Village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3];&quot;&quot;&quot;, &quot;&quot;id&quot;&quot;: &quot;;[.A3];&quot;, &quot;&quot;conj&quot;&quot;: &quot;&quot;&quot;;[.C3];&quot;&quot;&quot;, },&quot;)" office:value-type="string" office:string-value="{ &quot;name&quot;: &quot;Sagnol Village&quot;, &quot;id&quot;: 0x2b, &quot;conj&quot;: &quot;in&quot;, }," calcext:value-type="string">
            <text:p>{ "name": "Sagnol Village", "id": 0x2b, "conj": "in", },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Sagnol Village Shop</text:p>
          </table:table-cell>
          <table:table-cell office:value-type="string" calcext:value-type="string">
            <text:p>browsing the</text:p>
          </table:table-cell>
          <table:table-cell table:formula="of:=COM.MICROSOFT.CONCAT(&quot;{ &quot;&quot;name&quot;&quot;: &quot;&quot;&quot;;[.B4];&quot;&quot;&quot;, &quot;&quot;id&quot;&quot;: &quot;;[.A4];&quot;, &quot;&quot;conj&quot;&quot;: &quot;&quot;&quot;;[.C4];&quot;&quot;&quot;, },&quot;)" office:value-type="string" office:string-value="{ &quot;name&quot;: &quot;Sagnol Village Shop&quot;, &quot;id&quot;: 0x2d, &quot;conj&quot;: &quot;browsing the&quot;, }," calcext:value-type="string">
            <text:p>{ "name": "Sagnol Village Shop", "id": 0x2d, "conj": "browsing the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Scrub Cliff</text:p>
          </table:table-cell>
          <table:table-cell office:value-type="string" calcext:value-type="string">
            <text:p>climbing</text:p>
          </table:table-cell>
          <table:table-cell table:formula="of:=COM.MICROSOFT.CONCAT(&quot;{ &quot;&quot;name&quot;&quot;: &quot;&quot;&quot;;[.B5];&quot;&quot;&quot;, &quot;&quot;id&quot;&quot;: &quot;;[.A5];&quot;, &quot;&quot;conj&quot;&quot;: &quot;&quot;&quot;;[.C5];&quot;&quot;&quot;, },&quot;)" office:value-type="string" office:string-value="{ &quot;name&quot;: &quot;Scrub Cliff&quot;, &quot;id&quot;: 0x29, &quot;conj&quot;: &quot;climbing&quot;, }," calcext:value-type="string">
            <text:p>{ "name": "Scrub Cliff", "id": 0x29, "conj": "climbing", },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agnol Village Inn</text:p>
          </table:table-cell>
          <table:table-cell office:value-type="string" calcext:value-type="string">
            <text:p>visiting</text:p>
          </table:table-cell>
          <table:table-cell table:formula="of:=COM.MICROSOFT.CONCAT(&quot;{ &quot;&quot;name&quot;&quot;: &quot;&quot;&quot;;[.B6];&quot;&quot;&quot;, &quot;&quot;id&quot;&quot;: &quot;;[.A6];&quot;, &quot;&quot;conj&quot;&quot;: &quot;&quot;&quot;;[.C6];&quot;&quot;&quot;, },&quot;)" office:value-type="string" office:string-value="{ &quot;name&quot;: &quot;Sagnol Village Inn&quot;, &quot;id&quot;: 0x34, &quot;conj&quot;: &quot;visiting&quot;, }," calcext:value-type="string">
            <text:p>{ "name": "Sagnol Village Inn", "id": 0x34, "conj": "visiting", },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Path of Gods</text:p>
          </table:table-cell>
          <table:table-cell office:value-type="string" calcext:value-type="string">
            <text:p>walking the</text:p>
          </table:table-cell>
          <table:table-cell table:formula="of:=COM.MICROSOFT.CONCAT(&quot;{ &quot;&quot;name&quot;&quot;: &quot;&quot;&quot;;[.B7];&quot;&quot;&quot;, &quot;&quot;id&quot;&quot;: &quot;;[.A7];&quot;, &quot;&quot;conj&quot;&quot;: &quot;&quot;&quot;;[.C7];&quot;&quot;&quot;, },&quot;)" office:value-type="string" office:string-value="{ &quot;name&quot;: &quot;Path of Gods&quot;, &quot;id&quot;: 0x4a, &quot;conj&quot;: &quot;walking the&quot;, }," calcext:value-type="string">
            <text:p>{ "name": "Path of Gods", "id": 0x4a, "conj": "walking the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Sagnol Tomb</text:p>
          </table:table-cell>
          <table:table-cell office:value-type="string" calcext:value-type="string">
            <text:p>raiding the</text:p>
          </table:table-cell>
          <table:table-cell table:formula="of:=COM.MICROSOFT.CONCAT(&quot;{ &quot;&quot;name&quot;&quot;: &quot;&quot;&quot;;[.B8];&quot;&quot;&quot;, &quot;&quot;id&quot;&quot;: &quot;;[.A8];&quot;, &quot;&quot;conj&quot;&quot;: &quot;&quot;&quot;;[.C8];&quot;&quot;&quot;, },&quot;)" office:value-type="string" office:string-value="{ &quot;name&quot;: &quot;Sagnol Tomb&quot;, &quot;id&quot;: 0x2a, &quot;conj&quot;: &quot;raiding the&quot;, }," calcext:value-type="string">
            <text:p>{ "name": "Sagnol Tomb", "id": 0x2a, "conj": "raiding the", },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Title Screen</text:p>
          </table:table-cell>
          <table:table-cell/>
          <table:table-cell table:formula="of:=COM.MICROSOFT.CONCAT(&quot;{ &quot;&quot;name&quot;&quot;: &quot;&quot;&quot;;[.B9];&quot;&quot;&quot;, &quot;&quot;id&quot;&quot;: &quot;;[.A9];&quot;, &quot;&quot;conj&quot;&quot;: &quot;&quot;&quot;;[.C9];&quot;&quot;&quot;, },&quot;)" office:value-type="string" office:string-value="{ &quot;name&quot;: &quot;Title Screen&quot;, &quot;id&quot;: 0x27, &quot;conj&quot;: &quot;&quot;, }," calcext:value-type="string">
            <text:p>{ "name": "Title Screen", "id": 0x27, "conj": "",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Song Cave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10];&quot;&quot;&quot;, &quot;&quot;id&quot;&quot;: &quot;;[.A10];&quot;, &quot;&quot;conj&quot;&quot;: &quot;&quot;&quot;;[.C10];&quot;&quot;&quot;, },&quot;)" office:value-type="string" office:string-value="{ &quot;name&quot;: &quot;Song Cave&quot;, &quot;id&quot;: 0x3e, &quot;conj&quot;: &quot;in the&quot;, }," calcext:value-type="string">
            <text:p>{ "name": "Song Cave", "id": 0x3e, "conj": "in the", },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Temple of Agility Boss Room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11];&quot;&quot;&quot;, &quot;&quot;id&quot;&quot;: &quot;;[.A11];&quot;, &quot;&quot;conj&quot;&quot;: &quot;&quot;&quot;;[.C11];&quot;&quot;&quot;, },&quot;)" office:value-type="string" office:string-value="{ &quot;name&quot;: &quot;Temple of Agility Boss Room&quot;, &quot;id&quot;: 0x11, &quot;conj&quot;: &quot;in the&quot;, }," calcext:value-type="string">
            <text:p>{ "name": "Temple of Agility Boss Room", "id": 0x11, "conj": "in the",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Abello Field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12];&quot;&quot;&quot;, &quot;&quot;id&quot;&quot;: &quot;;[.A12];&quot;, &quot;&quot;conj&quot;&quot;: &quot;&quot;&quot;;[.C12];&quot;&quot;&quot;, },&quot;)" office:value-type="string" office:string-value="{ &quot;name&quot;: &quot;Abello Field&quot;, &quot;id&quot;: 0x1f, &quot;conj&quot;: &quot;in&quot;, }," calcext:value-type="string">
            <text:p>{ "name": "Abello Field", "id": 0x1f, "conj": "in",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a grotto in Abello Field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13];&quot;&quot;&quot;, &quot;&quot;id&quot;&quot;: &quot;;[.A13];&quot;, &quot;&quot;conj&quot;&quot;: &quot;&quot;&quot;;[.C13];&quot;&quot;&quot;, },&quot;)" office:value-type="string" office:string-value="{ &quot;name&quot;: &quot;a grotto in Abello Field&quot;, &quot;id&quot;: 0x3e, &quot;conj&quot;: &quot;in&quot;, }," calcext:value-type="string">
            <text:p>{ "name": "a grotto in Abello Field", "id": 0x3e, "conj": "in", },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Abello Field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14];&quot;&quot;&quot;, &quot;&quot;id&quot;&quot;: &quot;;[.A14];&quot;, &quot;&quot;conj&quot;&quot;: &quot;&quot;&quot;;[.C14];&quot;&quot;&quot;, },&quot;)" office:value-type="string" office:string-value="{ &quot;name&quot;: &quot;Abello Field&quot;, &quot;id&quot;: 0x46, &quot;conj&quot;: &quot;in&quot;, }," calcext:value-type="string">
            <text:p>{ "name": "Abello Field", "id": 0x46, "conj": "in", },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Abello Field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15];&quot;&quot;&quot;, &quot;&quot;id&quot;&quot;: &quot;;[.A15];&quot;, &quot;&quot;conj&quot;&quot;: &quot;&quot;&quot;;[.C15];&quot;&quot;&quot;, },&quot;)" office:value-type="string" office:string-value="{ &quot;name&quot;: &quot;Abello Field&quot;, &quot;id&quot;: 0x32, &quot;conj&quot;: &quot;in&quot;, }," calcext:value-type="string">
            <text:p>{ "name": "Abello Field", "id": 0x32, "conj": "in", },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Abello gatehouse</text:p>
          </table:table-cell>
          <table:table-cell office:value-type="string" calcext:value-type="string">
            <text:p>in an</text:p>
          </table:table-cell>
          <table:table-cell table:formula="of:=COM.MICROSOFT.CONCAT(&quot;{ &quot;&quot;name&quot;&quot;: &quot;&quot;&quot;;[.B16];&quot;&quot;&quot;, &quot;&quot;id&quot;&quot;: &quot;;[.A16];&quot;, &quot;&quot;conj&quot;&quot;: &quot;&quot;&quot;;[.C16];&quot;&quot;&quot;, },&quot;)" office:value-type="string" office:string-value="{ &quot;name&quot;: &quot;Abello gatehouse&quot;, &quot;id&quot;: 0x21, &quot;conj&quot;: &quot;in an&quot;, }," calcext:value-type="string">
            <text:p>{ "name": "Abello gatehouse", "id": 0x21, "conj": "in an", }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Abello Sewers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17];&quot;&quot;&quot;, &quot;&quot;id&quot;&quot;: &quot;;[.A17];&quot;, &quot;&quot;conj&quot;&quot;: &quot;&quot;&quot;;[.C17];&quot;&quot;&quot;, },&quot;)" office:value-type="string" office:string-value="{ &quot;name&quot;: &quot;Abello Sewers&quot;, &quot;id&quot;: 0x8, &quot;conj&quot;: &quot;in the&quot;, }," calcext:value-type="string">
            <text:p>{ "name": "Abello Sewers", "id": 0x8, "conj": "in the", },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Abello Lake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18];&quot;&quot;&quot;, &quot;&quot;id&quot;&quot;: &quot;;[.A18];&quot;, &quot;&quot;conj&quot;&quot;: &quot;&quot;&quot;;[.C18];&quot;&quot;&quot;, },&quot;)" office:value-type="string" office:string-value="{ &quot;name&quot;: &quot;Abello Lake&quot;, &quot;id&quot;: 0x36, &quot;conj&quot;: &quot;at&quot;, }," calcext:value-type="string">
            <text:p>{ "name": "Abello Lake", "id": 0x36, "conj": "at", },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Canyon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19];&quot;&quot;&quot;, &quot;&quot;id&quot;&quot;: &quot;;[.A19];&quot;, &quot;&quot;conj&quot;&quot;: &quot;&quot;&quot;;[.C19];&quot;&quot;&quot;, },&quot;)" office:value-type="string" office:string-value="{ &quot;name&quot;: &quot;Canyon&quot;, &quot;id&quot;: 0x4e, &quot;conj&quot;: &quot;at the&quot;, }," calcext:value-type="string">
            <text:p>{ "name": "Canyon", "id": 0x4e, "conj": "at the", },</text:p>
          </table:table-cell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Temple of Strength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20];&quot;&quot;&quot;, &quot;&quot;id&quot;&quot;: &quot;;[.A20];&quot;, &quot;&quot;conj&quot;&quot;: &quot;&quot;&quot;;[.C20];&quot;&quot;&quot;, },&quot;)" office:value-type="string" office:string-value="{ &quot;name&quot;: &quot;Temple of Strength&quot;, &quot;id&quot;: 0x1, &quot;conj&quot;: &quot;in the&quot;, }," calcext:value-type="string">
            <text:p>{ "name": "Temple of Strength", "id": 0x1, "conj": "in the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emple of Agility Boss Room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21];&quot;&quot;&quot;, &quot;&quot;id&quot;&quot;: &quot;;[.A21];&quot;, &quot;&quot;conj&quot;&quot;: &quot;&quot;&quot;;[.C21];&quot;&quot;&quot;, },&quot;)" office:value-type="string" office:string-value="{ &quot;name&quot;: &quot;Temple of Agility Boss Room&quot;, &quot;id&quot;: 0x0, &quot;conj&quot;: &quot;in the&quot;, }," calcext:value-type="string">
            <text:p>{ "name": "Temple of Agility Boss Room", "id": 0x0, "conj": "in the", },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Abello Town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22];&quot;&quot;&quot;, &quot;&quot;id&quot;&quot;: &quot;;[.A22];&quot;, &quot;&quot;conj&quot;&quot;: &quot;&quot;&quot;;[.C22];&quot;&quot;&quot;, },&quot;)" office:value-type="string" office:string-value="{ &quot;name&quot;: &quot;Abello Town&quot;, &quot;id&quot;: 0x39, &quot;conj&quot;: &quot;at&quot;, }," calcext:value-type="string">
            <text:p>{ "name": "Abello Town", "id": 0x39, "conj": "at", },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Abello Shooting Gallery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23];&quot;&quot;&quot;, &quot;&quot;id&quot;&quot;: &quot;;[.A23];&quot;, &quot;&quot;conj&quot;&quot;: &quot;&quot;&quot;;[.C23];&quot;&quot;&quot;, },&quot;)" office:value-type="string" office:string-value="{ &quot;name&quot;: &quot;Abello Shooting Gallery&quot;, &quot;id&quot;: 0x42, &quot;conj&quot;: &quot;at the&quot;, }," calcext:value-type="string">
            <text:p>{ "name": "Abello Shooting Gallery", "id": 0x42, "conj": "at the", },</text:p>
          </table:table-cell>
        </table:table-row>
      </table:table>
      <table:table table:name="Character Code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ab</text:p>
          </table:table-cell>
          <table:table-cell office:value-type="string" calcext:value-type="string">
            <text:p>A</text:p>
          </table:table-cell>
          <table:table-cell table:formula="of:=COM.MICROSOFT.CONCAT([.A2]; &quot;: &quot;&quot;&quot;; [.B2]; &quot;&quot;&quot;,&quot;)" office:value-type="string" office:string-value="0xab: &quot;A&quot;," calcext:value-type="string">
            <text:p>0xab: "A",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office:value-type="string" calcext:value-type="string">
            <text:p>B</text:p>
          </table:table-cell>
          <table:table-cell table:formula="of:=COM.MICROSOFT.CONCAT([.A3]; &quot;: &quot;&quot;&quot;; [.B3]; &quot;&quot;&quot;,&quot;)" office:value-type="string" office:string-value="0xac: &quot;B&quot;," calcext:value-type="string">
            <text:p>0xac: "B",</text:p>
          </table:table-cell>
        </table:table-row>
        <table:table-row table:style-name="ro1">
          <table:table-cell office:value-type="string" calcext:value-type="string">
            <text:p>0xad</text:p>
          </table:table-cell>
          <table:table-cell office:value-type="string" calcext:value-type="string">
            <text:p>C</text:p>
          </table:table-cell>
          <table:table-cell table:formula="of:=COM.MICROSOFT.CONCAT([.A4]; &quot;: &quot;&quot;&quot;; [.B4]; &quot;&quot;&quot;,&quot;)" office:value-type="string" office:string-value="0xad: &quot;C&quot;," calcext:value-type="string">
            <text:p>0xad: "C",</text:p>
          </table:table-cell>
        </table:table-row>
        <table:table-row table:style-name="ro1">
          <table:table-cell office:value-type="string" calcext:value-type="string">
            <text:p>0xae</text:p>
          </table:table-cell>
          <table:table-cell office:value-type="string" calcext:value-type="string">
            <text:p>D</text:p>
          </table:table-cell>
          <table:table-cell table:formula="of:=COM.MICROSOFT.CONCAT([.A5]; &quot;: &quot;&quot;&quot;; [.B5]; &quot;&quot;&quot;,&quot;)" office:value-type="string" office:string-value="0xae: &quot;D&quot;," calcext:value-type="string">
            <text:p>0xae: "D",</text:p>
          </table:table-cell>
        </table:table-row>
        <table:table-row table:style-name="ro1">
          <table:table-cell office:value-type="string" calcext:value-type="string">
            <text:p>0xaf</text:p>
          </table:table-cell>
          <table:table-cell office:value-type="string" calcext:value-type="string">
            <text:p>E</text:p>
          </table:table-cell>
          <table:table-cell table:formula="of:=COM.MICROSOFT.CONCAT([.A6]; &quot;: &quot;&quot;&quot;; [.B6]; &quot;&quot;&quot;,&quot;)" office:value-type="string" office:string-value="0xaf: &quot;E&quot;," calcext:value-type="string">
            <text:p>0xaf: "E",</text:p>
          </table:table-cell>
        </table:table-row>
        <table:table-row table:style-name="ro1">
          <table:table-cell office:value-type="string" calcext:value-type="string">
            <text:p>0xb0</text:p>
          </table:table-cell>
          <table:table-cell office:value-type="string" calcext:value-type="string">
            <text:p>F</text:p>
          </table:table-cell>
          <table:table-cell table:formula="of:=COM.MICROSOFT.CONCAT([.A7]; &quot;: &quot;&quot;&quot;; [.B7]; &quot;&quot;&quot;,&quot;)" office:value-type="string" office:string-value="0xb0: &quot;F&quot;," calcext:value-type="string">
            <text:p>0xb0: "F",</text:p>
          </table:table-cell>
        </table:table-row>
        <table:table-row table:style-name="ro1">
          <table:table-cell office:value-type="string" calcext:value-type="string">
            <text:p>0xb1</text:p>
          </table:table-cell>
          <table:table-cell office:value-type="string" calcext:value-type="string">
            <text:p>G</text:p>
          </table:table-cell>
          <table:table-cell table:formula="of:=COM.MICROSOFT.CONCAT([.A8]; &quot;: &quot;&quot;&quot;; [.B8]; &quot;&quot;&quot;,&quot;)" office:value-type="string" office:string-value="0xb1: &quot;G&quot;," calcext:value-type="string">
            <text:p>0xb1: "G",</text:p>
          </table:table-cell>
        </table:table-row>
        <table:table-row table:style-name="ro1">
          <table:table-cell office:value-type="string" calcext:value-type="string">
            <text:p>0xb2</text:p>
          </table:table-cell>
          <table:table-cell office:value-type="string" calcext:value-type="string">
            <text:p>H</text:p>
          </table:table-cell>
          <table:table-cell table:formula="of:=COM.MICROSOFT.CONCAT([.A9]; &quot;: &quot;&quot;&quot;; [.B9]; &quot;&quot;&quot;,&quot;)" office:value-type="string" office:string-value="0xb2: &quot;H&quot;," calcext:value-type="string">
            <text:p>0xb2: "H",</text:p>
          </table:table-cell>
        </table:table-row>
        <table:table-row table:style-name="ro1">
          <table:table-cell office:value-type="string" calcext:value-type="string">
            <text:p>0xb3</text:p>
          </table:table-cell>
          <table:table-cell office:value-type="string" calcext:value-type="string">
            <text:p>I</text:p>
          </table:table-cell>
          <table:table-cell table:formula="of:=COM.MICROSOFT.CONCAT([.A10]; &quot;: &quot;&quot;&quot;; [.B10]; &quot;&quot;&quot;,&quot;)" office:value-type="string" office:string-value="0xb3: &quot;I&quot;," calcext:value-type="string">
            <text:p>0xb3: "I",</text:p>
          </table:table-cell>
        </table:table-row>
        <table:table-row table:style-name="ro1">
          <table:table-cell office:value-type="string" calcext:value-type="string">
            <text:p>0xb4</text:p>
          </table:table-cell>
          <table:table-cell office:value-type="string" calcext:value-type="string">
            <text:p>J</text:p>
          </table:table-cell>
          <table:table-cell table:formula="of:=COM.MICROSOFT.CONCAT([.A11]; &quot;: &quot;&quot;&quot;; [.B11]; &quot;&quot;&quot;,&quot;)" office:value-type="string" office:string-value="0xb4: &quot;J&quot;," calcext:value-type="string">
            <text:p>0xb4: "J",</text:p>
          </table:table-cell>
        </table:table-row>
        <table:table-row table:style-name="ro1">
          <table:table-cell office:value-type="string" calcext:value-type="string">
            <text:p>0xb5</text:p>
          </table:table-cell>
          <table:table-cell office:value-type="string" calcext:value-type="string">
            <text:p>K</text:p>
          </table:table-cell>
          <table:table-cell table:formula="of:=COM.MICROSOFT.CONCAT([.A12]; &quot;: &quot;&quot;&quot;; [.B12]; &quot;&quot;&quot;,&quot;)" office:value-type="string" office:string-value="0xb5: &quot;K&quot;," calcext:value-type="string">
            <text:p>0xb5: "K",</text:p>
          </table:table-cell>
        </table:table-row>
        <table:table-row table:style-name="ro1">
          <table:table-cell office:value-type="string" calcext:value-type="string">
            <text:p>0xb6</text:p>
          </table:table-cell>
          <table:table-cell office:value-type="string" calcext:value-type="string">
            <text:p>L</text:p>
          </table:table-cell>
          <table:table-cell table:formula="of:=COM.MICROSOFT.CONCAT([.A13]; &quot;: &quot;&quot;&quot;; [.B13]; &quot;&quot;&quot;,&quot;)" office:value-type="string" office:string-value="0xb6: &quot;L&quot;," calcext:value-type="string">
            <text:p>0xb6: "L",</text:p>
          </table:table-cell>
        </table:table-row>
        <table:table-row table:style-name="ro1">
          <table:table-cell office:value-type="string" calcext:value-type="string">
            <text:p>0xb7</text:p>
          </table:table-cell>
          <table:table-cell office:value-type="string" calcext:value-type="string">
            <text:p>M</text:p>
          </table:table-cell>
          <table:table-cell table:formula="of:=COM.MICROSOFT.CONCAT([.A14]; &quot;: &quot;&quot;&quot;; [.B14]; &quot;&quot;&quot;,&quot;)" office:value-type="string" office:string-value="0xb7: &quot;M&quot;," calcext:value-type="string">
            <text:p>0xb7: "M",</text:p>
          </table:table-cell>
        </table:table-row>
        <table:table-row table:style-name="ro1">
          <table:table-cell office:value-type="string" calcext:value-type="string">
            <text:p>0xb8</text:p>
          </table:table-cell>
          <table:table-cell office:value-type="string" calcext:value-type="string">
            <text:p>N</text:p>
          </table:table-cell>
          <table:table-cell table:formula="of:=COM.MICROSOFT.CONCAT([.A15]; &quot;: &quot;&quot;&quot;; [.B15]; &quot;&quot;&quot;,&quot;)" office:value-type="string" office:string-value="0xb8: &quot;N&quot;," calcext:value-type="string">
            <text:p>0xb8: "N",</text:p>
          </table:table-cell>
        </table:table-row>
        <table:table-row table:style-name="ro1">
          <table:table-cell office:value-type="string" calcext:value-type="string">
            <text:p>0xb9</text:p>
          </table:table-cell>
          <table:table-cell office:value-type="string" calcext:value-type="string">
            <text:p>O</text:p>
          </table:table-cell>
          <table:table-cell table:formula="of:=COM.MICROSOFT.CONCAT([.A16]; &quot;: &quot;&quot;&quot;; [.B16]; &quot;&quot;&quot;,&quot;)" office:value-type="string" office:string-value="0xb9: &quot;O&quot;," calcext:value-type="string">
            <text:p>0xb9: "O",</text:p>
          </table:table-cell>
        </table:table-row>
        <table:table-row table:style-name="ro1">
          <table:table-cell office:value-type="string" calcext:value-type="string">
            <text:p>0xba</text:p>
          </table:table-cell>
          <table:table-cell office:value-type="string" calcext:value-type="string">
            <text:p>P</text:p>
          </table:table-cell>
          <table:table-cell table:formula="of:=COM.MICROSOFT.CONCAT([.A17]; &quot;: &quot;&quot;&quot;; [.B17]; &quot;&quot;&quot;,&quot;)" office:value-type="string" office:string-value="0xba: &quot;P&quot;," calcext:value-type="string">
            <text:p>0xba: "P",</text:p>
          </table:table-cell>
        </table:table-row>
        <table:table-row table:style-name="ro1">
          <table:table-cell office:value-type="string" calcext:value-type="string">
            <text:p>0xbb</text:p>
          </table:table-cell>
          <table:table-cell office:value-type="string" calcext:value-type="string">
            <text:p>Q</text:p>
          </table:table-cell>
          <table:table-cell table:formula="of:=COM.MICROSOFT.CONCAT([.A18]; &quot;: &quot;&quot;&quot;; [.B18]; &quot;&quot;&quot;,&quot;)" office:value-type="string" office:string-value="0xbb: &quot;Q&quot;," calcext:value-type="string">
            <text:p>0xbb: "Q",</text:p>
          </table:table-cell>
        </table:table-row>
        <table:table-row table:style-name="ro1">
          <table:table-cell office:value-type="string" calcext:value-type="string">
            <text:p>0xbc</text:p>
          </table:table-cell>
          <table:table-cell office:value-type="string" calcext:value-type="string">
            <text:p>R</text:p>
          </table:table-cell>
          <table:table-cell table:formula="of:=COM.MICROSOFT.CONCAT([.A19]; &quot;: &quot;&quot;&quot;; [.B19]; &quot;&quot;&quot;,&quot;)" office:value-type="string" office:string-value="0xbc: &quot;R&quot;," calcext:value-type="string">
            <text:p>0xbc: "R",</text:p>
          </table:table-cell>
        </table:table-row>
        <table:table-row table:style-name="ro1">
          <table:table-cell office:value-type="string" calcext:value-type="string">
            <text:p>0xbd</text:p>
          </table:table-cell>
          <table:table-cell office:value-type="string" calcext:value-type="string">
            <text:p>S</text:p>
          </table:table-cell>
          <table:table-cell table:formula="of:=COM.MICROSOFT.CONCAT([.A20]; &quot;: &quot;&quot;&quot;; [.B20]; &quot;&quot;&quot;,&quot;)" office:value-type="string" office:string-value="0xbd: &quot;S&quot;," calcext:value-type="string">
            <text:p>0xbd: "S",</text:p>
          </table:table-cell>
        </table:table-row>
        <table:table-row table:style-name="ro1">
          <table:table-cell office:value-type="string" calcext:value-type="string">
            <text:p>0xbe</text:p>
          </table:table-cell>
          <table:table-cell office:value-type="string" calcext:value-type="string">
            <text:p>T</text:p>
          </table:table-cell>
          <table:table-cell table:formula="of:=COM.MICROSOFT.CONCAT([.A21]; &quot;: &quot;&quot;&quot;; [.B21]; &quot;&quot;&quot;,&quot;)" office:value-type="string" office:string-value="0xbe: &quot;T&quot;," calcext:value-type="string">
            <text:p>0xbe: "T",</text:p>
          </table:table-cell>
        </table:table-row>
        <table:table-row table:style-name="ro1">
          <table:table-cell office:value-type="string" calcext:value-type="string">
            <text:p>0xbf</text:p>
          </table:table-cell>
          <table:table-cell office:value-type="string" calcext:value-type="string">
            <text:p>U</text:p>
          </table:table-cell>
          <table:table-cell table:formula="of:=COM.MICROSOFT.CONCAT([.A22]; &quot;: &quot;&quot;&quot;; [.B22]; &quot;&quot;&quot;,&quot;)" office:value-type="string" office:string-value="0xbf: &quot;U&quot;," calcext:value-type="string">
            <text:p>0xbf: "U",</text:p>
          </table:table-cell>
        </table:table-row>
        <table:table-row table:style-name="ro1">
          <table:table-cell office:value-type="string" calcext:value-type="string">
            <text:p>0xc0</text:p>
          </table:table-cell>
          <table:table-cell office:value-type="string" calcext:value-type="string">
            <text:p>V</text:p>
          </table:table-cell>
          <table:table-cell table:formula="of:=COM.MICROSOFT.CONCAT([.A23]; &quot;: &quot;&quot;&quot;; [.B23]; &quot;&quot;&quot;,&quot;)" office:value-type="string" office:string-value="0xc0: &quot;V&quot;," calcext:value-type="string">
            <text:p>0xc0: "V",</text:p>
          </table:table-cell>
        </table:table-row>
        <table:table-row table:style-name="ro1">
          <table:table-cell office:value-type="string" calcext:value-type="string">
            <text:p>0xc1</text:p>
          </table:table-cell>
          <table:table-cell office:value-type="string" calcext:value-type="string">
            <text:p>W</text:p>
          </table:table-cell>
          <table:table-cell table:formula="of:=COM.MICROSOFT.CONCAT([.A24]; &quot;: &quot;&quot;&quot;; [.B24]; &quot;&quot;&quot;,&quot;)" office:value-type="string" office:string-value="0xc1: &quot;W&quot;," calcext:value-type="string">
            <text:p>0xc1: "W",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office:value-type="string" calcext:value-type="string">
            <text:p>X</text:p>
          </table:table-cell>
          <table:table-cell table:formula="of:=COM.MICROSOFT.CONCAT([.A25]; &quot;: &quot;&quot;&quot;; [.B25]; &quot;&quot;&quot;,&quot;)" office:value-type="string" office:string-value="0xc2: &quot;X&quot;," calcext:value-type="string">
            <text:p>0xc2: "X",</text:p>
          </table:table-cell>
        </table:table-row>
        <table:table-row table:style-name="ro1">
          <table:table-cell office:value-type="string" calcext:value-type="string">
            <text:p>0xc3</text:p>
          </table:table-cell>
          <table:table-cell office:value-type="string" calcext:value-type="string">
            <text:p>Y</text:p>
          </table:table-cell>
          <table:table-cell table:formula="of:=COM.MICROSOFT.CONCAT([.A26]; &quot;: &quot;&quot;&quot;; [.B26]; &quot;&quot;&quot;,&quot;)" office:value-type="string" office:string-value="0xc3: &quot;Y&quot;," calcext:value-type="string">
            <text:p>0xc3: "Y",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office:value-type="string" calcext:value-type="string">
            <text:p>Z</text:p>
          </table:table-cell>
          <table:table-cell table:formula="of:=COM.MICROSOFT.CONCAT([.A27]; &quot;: &quot;&quot;&quot;; [.B27]; &quot;&quot;&quot;,&quot;)" office:value-type="string" office:string-value="0xc4: &quot;Z&quot;," calcext:value-type="string">
            <text:p>0xc4: "Z",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office:value-type="string" calcext:value-type="string">
            <text:p>a</text:p>
          </table:table-cell>
          <table:table-cell table:formula="of:=COM.MICROSOFT.CONCAT([.A28]; &quot;: &quot;&quot;&quot;; [.B28]; &quot;&quot;&quot;,&quot;)" office:value-type="string" office:string-value="0xc5: &quot;a&quot;," calcext:value-type="string">
            <text:p>0xc5: "a",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office:value-type="string" calcext:value-type="string">
            <text:p>b</text:p>
          </table:table-cell>
          <table:table-cell table:formula="of:=COM.MICROSOFT.CONCAT([.A29]; &quot;: &quot;&quot;&quot;; [.B29]; &quot;&quot;&quot;,&quot;)" office:value-type="string" office:string-value="0xc6: &quot;b&quot;," calcext:value-type="string">
            <text:p>0xc6: "b",</text:p>
          </table:table-cell>
        </table:table-row>
        <table:table-row table:style-name="ro1">
          <table:table-cell office:value-type="string" calcext:value-type="string">
            <text:p>0xc7</text:p>
          </table:table-cell>
          <table:table-cell office:value-type="string" calcext:value-type="string">
            <text:p>c</text:p>
          </table:table-cell>
          <table:table-cell table:formula="of:=COM.MICROSOFT.CONCAT([.A30]; &quot;: &quot;&quot;&quot;; [.B30]; &quot;&quot;&quot;,&quot;)" office:value-type="string" office:string-value="0xc7: &quot;c&quot;," calcext:value-type="string">
            <text:p>0xc7: "c",</text:p>
          </table:table-cell>
        </table:table-row>
        <table:table-row table:style-name="ro1">
          <table:table-cell office:value-type="string" calcext:value-type="string">
            <text:p>0xc8</text:p>
          </table:table-cell>
          <table:table-cell office:value-type="string" calcext:value-type="string">
            <text:p>d</text:p>
          </table:table-cell>
          <table:table-cell table:formula="of:=COM.MICROSOFT.CONCAT([.A31]; &quot;: &quot;&quot;&quot;; [.B31]; &quot;&quot;&quot;,&quot;)" office:value-type="string" office:string-value="0xc8: &quot;d&quot;," calcext:value-type="string">
            <text:p>0xc8: "d",</text:p>
          </table:table-cell>
        </table:table-row>
        <table:table-row table:style-name="ro1">
          <table:table-cell office:value-type="string" calcext:value-type="string">
            <text:p>0xc9</text:p>
          </table:table-cell>
          <table:table-cell office:value-type="string" calcext:value-type="string">
            <text:p>e</text:p>
          </table:table-cell>
          <table:table-cell table:formula="of:=COM.MICROSOFT.CONCAT([.A32]; &quot;: &quot;&quot;&quot;; [.B32]; &quot;&quot;&quot;,&quot;)" office:value-type="string" office:string-value="0xc9: &quot;e&quot;," calcext:value-type="string">
            <text:p>0xc9: "e",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office:value-type="string" calcext:value-type="string">
            <text:p>f</text:p>
          </table:table-cell>
          <table:table-cell table:formula="of:=COM.MICROSOFT.CONCAT([.A33]; &quot;: &quot;&quot;&quot;; [.B33]; &quot;&quot;&quot;,&quot;)" office:value-type="string" office:string-value="0xca: &quot;f&quot;," calcext:value-type="string">
            <text:p>0xca: "f",</text:p>
          </table:table-cell>
        </table:table-row>
        <table:table-row table:style-name="ro1">
          <table:table-cell office:value-type="string" calcext:value-type="string">
            <text:p>0xcb</text:p>
          </table:table-cell>
          <table:table-cell office:value-type="string" calcext:value-type="string">
            <text:p>g</text:p>
          </table:table-cell>
          <table:table-cell table:formula="of:=COM.MICROSOFT.CONCAT([.A34]; &quot;: &quot;&quot;&quot;; [.B34]; &quot;&quot;&quot;,&quot;)" office:value-type="string" office:string-value="0xcb: &quot;g&quot;," calcext:value-type="string">
            <text:p>0xcb: "g",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office:value-type="string" calcext:value-type="string">
            <text:p>h</text:p>
          </table:table-cell>
          <table:table-cell table:formula="of:=COM.MICROSOFT.CONCAT([.A35]; &quot;: &quot;&quot;&quot;; [.B35]; &quot;&quot;&quot;,&quot;)" office:value-type="string" office:string-value="0xcc: &quot;h&quot;," calcext:value-type="string">
            <text:p>0xcc: "h",</text:p>
          </table:table-cell>
        </table:table-row>
        <table:table-row table:style-name="ro1">
          <table:table-cell office:value-type="string" calcext:value-type="string">
            <text:p>0xcd</text:p>
          </table:table-cell>
          <table:table-cell office:value-type="string" calcext:value-type="string">
            <text:p>i</text:p>
          </table:table-cell>
          <table:table-cell table:formula="of:=COM.MICROSOFT.CONCAT([.A36]; &quot;: &quot;&quot;&quot;; [.B36]; &quot;&quot;&quot;,&quot;)" office:value-type="string" office:string-value="0xcd: &quot;i&quot;," calcext:value-type="string">
            <text:p>0xcd: "i",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office:value-type="string" calcext:value-type="string">
            <text:p>j</text:p>
          </table:table-cell>
          <table:table-cell table:formula="of:=COM.MICROSOFT.CONCAT([.A37]; &quot;: &quot;&quot;&quot;; [.B37]; &quot;&quot;&quot;,&quot;)" office:value-type="string" office:string-value="0xce: &quot;j&quot;," calcext:value-type="string">
            <text:p>0xce: "j",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office:value-type="string" calcext:value-type="string">
            <text:p>k</text:p>
          </table:table-cell>
          <table:table-cell table:formula="of:=COM.MICROSOFT.CONCAT([.A38]; &quot;: &quot;&quot;&quot;; [.B38]; &quot;&quot;&quot;,&quot;)" office:value-type="string" office:string-value="0xcf: &quot;k&quot;," calcext:value-type="string">
            <text:p>0xcf: "k",</text:p>
          </table:table-cell>
        </table:table-row>
        <table:table-row table:style-name="ro1">
          <table:table-cell office:value-type="string" calcext:value-type="string">
            <text:p>0xd0</text:p>
          </table:table-cell>
          <table:table-cell office:value-type="string" calcext:value-type="string">
            <text:p>l</text:p>
          </table:table-cell>
          <table:table-cell table:formula="of:=COM.MICROSOFT.CONCAT([.A39]; &quot;: &quot;&quot;&quot;; [.B39]; &quot;&quot;&quot;,&quot;)" office:value-type="string" office:string-value="0xd0: &quot;l&quot;," calcext:value-type="string">
            <text:p>0xd0: "l",</text:p>
          </table:table-cell>
        </table:table-row>
        <table:table-row table:style-name="ro1">
          <table:table-cell office:value-type="string" calcext:value-type="string">
            <text:p>0xd1</text:p>
          </table:table-cell>
          <table:table-cell office:value-type="string" calcext:value-type="string">
            <text:p>m</text:p>
          </table:table-cell>
          <table:table-cell table:formula="of:=COM.MICROSOFT.CONCAT([.A40]; &quot;: &quot;&quot;&quot;; [.B40]; &quot;&quot;&quot;,&quot;)" office:value-type="string" office:string-value="0xd1: &quot;m&quot;," calcext:value-type="string">
            <text:p>0xd1: "m",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office:value-type="string" calcext:value-type="string">
            <text:p>n</text:p>
          </table:table-cell>
          <table:table-cell table:formula="of:=COM.MICROSOFT.CONCAT([.A41]; &quot;: &quot;&quot;&quot;; [.B41]; &quot;&quot;&quot;,&quot;)" office:value-type="string" office:string-value="0xd2: &quot;n&quot;," calcext:value-type="string">
            <text:p>0xd2: "n",</text:p>
          </table:table-cell>
        </table:table-row>
        <table:table-row table:style-name="ro1">
          <table:table-cell office:value-type="string" calcext:value-type="string">
            <text:p>0xd3</text:p>
          </table:table-cell>
          <table:table-cell office:value-type="string" calcext:value-type="string">
            <text:p>o</text:p>
          </table:table-cell>
          <table:table-cell table:formula="of:=COM.MICROSOFT.CONCAT([.A42]; &quot;: &quot;&quot;&quot;; [.B42]; &quot;&quot;&quot;,&quot;)" office:value-type="string" office:string-value="0xd3: &quot;o&quot;," calcext:value-type="string">
            <text:p>0xd3: "o",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office:value-type="string" calcext:value-type="string">
            <text:p>p</text:p>
          </table:table-cell>
          <table:table-cell table:formula="of:=COM.MICROSOFT.CONCAT([.A43]; &quot;: &quot;&quot;&quot;; [.B43]; &quot;&quot;&quot;,&quot;)" office:value-type="string" office:string-value="0xd4: &quot;p&quot;," calcext:value-type="string">
            <text:p>0xd4: "p",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office:value-type="string" calcext:value-type="string">
            <text:p>q</text:p>
          </table:table-cell>
          <table:table-cell table:formula="of:=COM.MICROSOFT.CONCAT([.A44]; &quot;: &quot;&quot;&quot;; [.B44]; &quot;&quot;&quot;,&quot;)" office:value-type="string" office:string-value="0xd5: &quot;q&quot;," calcext:value-type="string">
            <text:p>0xd5: "q",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office:value-type="string" calcext:value-type="string">
            <text:p>r</text:p>
          </table:table-cell>
          <table:table-cell table:formula="of:=COM.MICROSOFT.CONCAT([.A45]; &quot;: &quot;&quot;&quot;; [.B45]; &quot;&quot;&quot;,&quot;)" office:value-type="string" office:string-value="0xd6: &quot;r&quot;," calcext:value-type="string">
            <text:p>0xd6: "r",</text:p>
          </table:table-cell>
        </table:table-row>
        <table:table-row table:style-name="ro1">
          <table:table-cell office:value-type="string" calcext:value-type="string">
            <text:p>0xd7</text:p>
          </table:table-cell>
          <table:table-cell office:value-type="string" calcext:value-type="string">
            <text:p>s</text:p>
          </table:table-cell>
          <table:table-cell table:formula="of:=COM.MICROSOFT.CONCAT([.A46]; &quot;: &quot;&quot;&quot;; [.B46]; &quot;&quot;&quot;,&quot;)" office:value-type="string" office:string-value="0xd7: &quot;s&quot;," calcext:value-type="string">
            <text:p>0xd7: "s",</text:p>
          </table:table-cell>
        </table:table-row>
        <table:table-row table:style-name="ro1">
          <table:table-cell office:value-type="string" calcext:value-type="string">
            <text:p>0xd8</text:p>
          </table:table-cell>
          <table:table-cell office:value-type="string" calcext:value-type="string">
            <text:p>t</text:p>
          </table:table-cell>
          <table:table-cell table:formula="of:=COM.MICROSOFT.CONCAT([.A47]; &quot;: &quot;&quot;&quot;; [.B47]; &quot;&quot;&quot;,&quot;)" office:value-type="string" office:string-value="0xd8: &quot;t&quot;," calcext:value-type="string">
            <text:p>0xd8: "t",</text:p>
          </table:table-cell>
        </table:table-row>
        <table:table-row table:style-name="ro1">
          <table:table-cell office:value-type="string" calcext:value-type="string">
            <text:p>0xd9</text:p>
          </table:table-cell>
          <table:table-cell office:value-type="string" calcext:value-type="string">
            <text:p>u</text:p>
          </table:table-cell>
          <table:table-cell table:formula="of:=COM.MICROSOFT.CONCAT([.A48]; &quot;: &quot;&quot;&quot;; [.B48]; &quot;&quot;&quot;,&quot;)" office:value-type="string" office:string-value="0xd9: &quot;u&quot;," calcext:value-type="string">
            <text:p>0xd9: "u",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office:value-type="string" calcext:value-type="string">
            <text:p>v</text:p>
          </table:table-cell>
          <table:table-cell table:formula="of:=COM.MICROSOFT.CONCAT([.A49]; &quot;: &quot;&quot;&quot;; [.B49]; &quot;&quot;&quot;,&quot;)" office:value-type="string" office:string-value="0xda: &quot;v&quot;," calcext:value-type="string">
            <text:p>0xda: "v",</text:p>
          </table:table-cell>
        </table:table-row>
        <table:table-row table:style-name="ro1">
          <table:table-cell office:value-type="string" calcext:value-type="string">
            <text:p>0xdb</text:p>
          </table:table-cell>
          <table:table-cell office:value-type="string" calcext:value-type="string">
            <text:p>w</text:p>
          </table:table-cell>
          <table:table-cell table:formula="of:=COM.MICROSOFT.CONCAT([.A50]; &quot;: &quot;&quot;&quot;; [.B50]; &quot;&quot;&quot;,&quot;)" office:value-type="string" office:string-value="0xdb: &quot;w&quot;," calcext:value-type="string">
            <text:p>0xdb: "w",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office:value-type="string" calcext:value-type="string">
            <text:p>x</text:p>
          </table:table-cell>
          <table:table-cell table:formula="of:=COM.MICROSOFT.CONCAT([.A51]; &quot;: &quot;&quot;&quot;; [.B51]; &quot;&quot;&quot;,&quot;)" office:value-type="string" office:string-value="0xdc: &quot;x&quot;," calcext:value-type="string">
            <text:p>0xdc: "x",</text:p>
          </table:table-cell>
        </table:table-row>
        <table:table-row table:style-name="ro1">
          <table:table-cell office:value-type="string" calcext:value-type="string">
            <text:p>0xdd</text:p>
          </table:table-cell>
          <table:table-cell office:value-type="string" calcext:value-type="string">
            <text:p>y</text:p>
          </table:table-cell>
          <table:table-cell table:formula="of:=COM.MICROSOFT.CONCAT([.A52]; &quot;: &quot;&quot;&quot;; [.B52]; &quot;&quot;&quot;,&quot;)" office:value-type="string" office:string-value="0xdd: &quot;y&quot;," calcext:value-type="string">
            <text:p>0xdd: "y",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office:value-type="string" calcext:value-type="string">
            <text:p>z</text:p>
          </table:table-cell>
          <table:table-cell table:formula="of:=COM.MICROSOFT.CONCAT([.A53]; &quot;: &quot;&quot;&quot;; [.B53]; &quot;&quot;&quot;,&quot;)" office:value-type="string" office:string-value="0xde: &quot;z&quot;," calcext:value-type="string">
            <text:p>0xde: "z",</text:p>
          </table:table-cell>
        </table:table-row>
        <table:table-row table:style-name="ro1"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formula="of:=COM.MICROSOFT.CONCAT([.A54]; &quot;: &quot;&quot;&quot;; [.B54]; &quot;&quot;&quot;,&quot;)" office:value-type="string" office:string-value="0x1: &quot;1&quot;," calcext:value-type="string">
            <text:p>0x1: "1",</text:p>
          </table:table-cell>
        </table:table-row>
        <table:table-row table:style-name="ro1"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formula="of:=COM.MICROSOFT.CONCAT([.A55]; &quot;: &quot;&quot;&quot;; [.B55]; &quot;&quot;&quot;,&quot;)" office:value-type="string" office:string-value="0x2: &quot;2&quot;," calcext:value-type="string">
            <text:p>0x2: "2",</text:p>
          </table:table-cell>
        </table:table-row>
        <table:table-row table:style-name="ro1"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formula="of:=COM.MICROSOFT.CONCAT([.A56]; &quot;: &quot;&quot;&quot;; [.B56]; &quot;&quot;&quot;,&quot;)" office:value-type="string" office:string-value="0x3: &quot;3&quot;," calcext:value-type="string">
            <text:p>0x3: "3"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float" office:value="4" calcext:value-type="float">
            <text:p>4</text:p>
          </table:table-cell>
          <table:table-cell table:formula="of:=COM.MICROSOFT.CONCAT([.A57]; &quot;: &quot;&quot;&quot;; [.B57]; &quot;&quot;&quot;,&quot;)" office:value-type="string" office:string-value="0x4: &quot;4&quot;," calcext:value-type="string">
            <text:p>0x4: "4",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float" office:value="5" calcext:value-type="float">
            <text:p>5</text:p>
          </table:table-cell>
          <table:table-cell table:formula="of:=COM.MICROSOFT.CONCAT([.A58]; &quot;: &quot;&quot;&quot;; [.B58]; &quot;&quot;&quot;,&quot;)" office:value-type="string" office:string-value="0x5: &quot;5&quot;," calcext:value-type="string">
            <text:p>0x5: "5",</text:p>
          </table:table-cell>
        </table:table-row>
        <table:table-row table:style-name="ro1">
          <table:table-cell office:value-type="string" calcext:value-type="string">
            <text:p>0x6</text:p>
          </table:table-cell>
          <table:table-cell office:value-type="float" office:value="6" calcext:value-type="float">
            <text:p>6</text:p>
          </table:table-cell>
          <table:table-cell table:formula="of:=COM.MICROSOFT.CONCAT([.A59]; &quot;: &quot;&quot;&quot;; [.B59]; &quot;&quot;&quot;,&quot;)" office:value-type="string" office:string-value="0x6: &quot;6&quot;," calcext:value-type="string">
            <text:p>0x6: "6",</text:p>
          </table:table-cell>
        </table:table-row>
        <table:table-row table:style-name="ro1">
          <table:table-cell office:value-type="string" calcext:value-type="string">
            <text:p>0x7</text:p>
          </table:table-cell>
          <table:table-cell office:value-type="float" office:value="7" calcext:value-type="float">
            <text:p>7</text:p>
          </table:table-cell>
          <table:table-cell table:formula="of:=COM.MICROSOFT.CONCAT([.A60]; &quot;: &quot;&quot;&quot;; [.B60]; &quot;&quot;&quot;,&quot;)" office:value-type="string" office:string-value="0x7: &quot;7&quot;," calcext:value-type="string">
            <text:p>0x7: "7"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float" office:value="8" calcext:value-type="float">
            <text:p>8</text:p>
          </table:table-cell>
          <table:table-cell table:formula="of:=COM.MICROSOFT.CONCAT([.A61]; &quot;: &quot;&quot;&quot;; [.B61]; &quot;&quot;&quot;,&quot;)" office:value-type="string" office:string-value="0x8: &quot;8&quot;," calcext:value-type="string">
            <text:p>0x8: "8"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float" office:value="9" calcext:value-type="float">
            <text:p>9</text:p>
          </table:table-cell>
          <table:table-cell table:formula="of:=COM.MICROSOFT.CONCAT([.A62]; &quot;: &quot;&quot;&quot;; [.B62]; &quot;&quot;&quot;,&quot;)" office:value-type="string" office:string-value="0x9: &quot;9&quot;," calcext:value-type="string">
            <text:p>0x9: "9"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formula="of:=COM.MICROSOFT.CONCAT([.A63]; &quot;: &quot;&quot;&quot;; [.B63]; &quot;&quot;&quot;,&quot;)" office:value-type="string" office:string-value="0x0: &quot;0&quot;," calcext:value-type="string">
            <text:p>0x0: "0",</text:p>
          </table:table-cell>
        </table:table-row>
        <table:table-row table:style-name="ro1">
          <table:table-cell office:value-type="string" calcext:value-type="string">
            <text:p>0xea</text:p>
          </table:table-cell>
          <table:table-cell office:value-type="string" calcext:value-type="string">
            <text:p>.</text:p>
          </table:table-cell>
          <table:table-cell table:formula="of:=COM.MICROSOFT.CONCAT([.A64]; &quot;: &quot;&quot;&quot;; [.B64]; &quot;&quot;&quot;,&quot;)" office:value-type="string" office:string-value="0xea: &quot;.&quot;," calcext:value-type="string">
            <text:p>0xea: ".",</text:p>
          </table:table-cell>
        </table:table-row>
        <table:table-row table:style-name="ro1">
          <table:table-cell office:value-type="string" calcext:value-type="string">
            <text:p>0xe4</text:p>
          </table:table-cell>
          <table:table-cell office:value-type="string" calcext:value-type="string">
            <text:p>-</text:p>
          </table:table-cell>
          <table:table-cell table:formula="of:=COM.MICROSOFT.CONCAT([.A65]; &quot;: &quot;&quot;&quot;; [.B65]; &quot;&quot;&quot;,&quot;)" office:value-type="string" office:string-value="0xe4: &quot;-&quot;," calcext:value-type="string">
            <text:p>0xe4: "-"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13:21:50.4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11-11T17:47:41.895000000</dc:date>
    <meta:editing-duration>PT5H50M12S</meta:editing-duration>
    <meta:editing-cycles>30</meta:editing-cycles>
    <meta:document-statistic meta:table-count="2" meta:cell-count="286" meta:object-count="0"/>
  </office:meta>
</office:document-meta>
</file>